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his</text:span><text:span text:style-name="T1_2"><text:s/></text:span><text:span text:style-name="T1_3">is</text:span><text:span text:style-name="T1_4"><text:s/></text:span><text:span text:style-name="T1_5">a</text:span><text:span text:style-name="T1_6"><text:s/></text:span><text:span text:style-name="T1_7">document</text:span><text:span text:style-name="T1_8"><text:s/></text:span><text:span text:style-name="T1_9">to</text:span><text:span text:style-name="T1_10"><text:s/></text:span><text:span text:style-name="T1_11">test</text:span><text:span text:style-name="T1_12"><text:s/></text:span><text:span text:style-name="T1_13">collaborative</text:span><text:span text:style-name="T1_14"><text:s/></text:span><text:span text:style-name="T1_15">note</text:span><text:span text:style-name="T1_16"><text:s/></text:span><text:span text:style-name="T1_17">taking</text:span><text:span text:style-name="T1_18"><text:s/></text:span><text:span text:style-name="T1_19">for</text:span><text:span text:style-name="T1_20"><text:s/></text:span><text:span text:style-name="T1_21">the</text:span><text:span text:style-name="T1_22"><text:s/></text:span><text:span text:style-name="T1_23">meetings</text:span><text:span text:style-name="T1_24">.</text:span></text:p>
      <text:p text:style-name="P2"/>
      <text:p text:style-name="P3"><text:span text:style-name="T3_1">Here</text:span><text:span text:style-name="T3_2"><text:s/></text:span><text:span text:style-name="T3_3">we</text:span><text:span text:style-name="T3_4"><text:s/></text:span><text:span text:style-name="T3_5">are</text:span><text:span text:style-name="T3_6">.<text:s text:c="2"/></text:span><text:span text:style-name="T3_7">This</text:span><text:span text:style-name="T3_8"><text:s/></text:span><text:span text:style-name="T3_9">is</text:span><text:span text:style-name="T3_10"><text:s/></text:span><text:span text:style-name="T3_11">very</text:span><text:span text:style-name="T3_12"><text:s/></text:span><text:span text:style-name="T3_13">fun</text:span><text:span text:style-name="T3_14">.</text:span></text:p>
      <text:p text:style-name="P4"/>
      <text:p text:style-name="P5"><text:span text:style-name="T5_1">Note</text:span><text:span text:style-name="T5_2"><text:s/>#1</text:span></text:p>
      <text:p text:style-name="P6"/>
      <text:p text:style-name="P7"><text:span text:style-name="T7_1">DSM</text:span><text:span text:style-name="T7_2"><text:s/></text:span><text:span text:style-name="T7_3">has</text:span><text:span text:style-name="T7_4"><text:s/></text:span><text:span text:style-name="T7_5">arrived</text:span></text:p>
      <text:p text:style-name="P8"><text:span text:style-name="T8_1">Doesn</text:span><text:span text:style-name="T8_2">’</text:span><text:span text:style-name="T8_3">t</text:span><text:span text:style-name="T8_4"><text:s/></text:span><text:span text:style-name="T8_5">look</text:span><text:span text:style-name="T8_6"><text:s/></text:span><text:span text:style-name="T8_7">like</text:span><text:span text:style-name="T8_8"><text:s/></text:span><text:span text:style-name="T8_9">you</text:span><text:span text:style-name="T8_10"><text:s/></text:span><text:span text:style-name="T8_11">can</text:span><text:span text:style-name="T8_12"><text:s/></text:span><text:span text:style-name="T8_13">automatically</text:span><text:span text:style-name="T8_14"><text:s/></text:span><text:span text:style-name="T8_15">color</text:span><text:span text:style-name="T8_16"><text:s/></text:span><text:span text:style-name="T8_17">code</text:span><text:span text:style-name="T8_18"><text:s/></text:span><text:span text:style-name="T8_19">comments</text:span><text:span text:style-name="T8_20">.</text:span></text:p>
      <text:p text:style-name="P9"><text:span text:style-name="T9_1">tes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